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Standard" style:list-style-name="L1">
      <style:text-properties officeooo:rsid="00101600" officeooo:paragraph-rsid="00101600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1600"/>
    </style:style>
    <style:style style:name="T4" style:family="text">
      <style:text-properties officeooo:rsid="0013625f"/>
    </style:style>
    <style:style style:name="T5" style:family="text">
      <style:text-properties officeooo:rsid="00160602"/>
    </style:style>
    <style:style style:name="T6" style:family="text">
      <style:text-properties officeooo:rsid="0019bfd5"/>
    </style:style>
    <style:style style:name="T7" style:family="text">
      <style:text-properties officeooo:rsid="001a91e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1">${For $value:“data“, <text:span text:style-name="T2">$</text:span>as:“person“, <text:span text:style-name="T3">list</text:span><text:span text:style-name="T7">I</text:span><text:span text:style-name="T3">tem:</text:span><text:span text:style-name="T5">1</text:span>}</text:p>
      <text:list text:style-name="L1">
        <text:list-item>
          <text:p text:style-name="P2">${<text:span text:style-name="T6">Counter</text:span>} ${<text:span text:style-name="T4">$</text:span>person.firstName} ${<text:span text:style-name="T4">$</text:span>person.lastName}</text:p>
        </text:list-item>
      </text:list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9T12:46:20.063000000</dc:date>
    <meta:editing-duration>PT25M47S</meta:editing-duration>
    <meta:editing-cycles>1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25" meta:character-count="339" meta:non-whitespace-character-count="313"/>
  </office:meta>
</office:document-meta>
</file>